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135241320290656695"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4680061348210864553"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99369559285793203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804846345542887067"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3901216973794906019"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2801903164571030573"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8797048"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855089662239374409"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7270045701095568928"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991439789237251342"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635403745997368752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823768851812111436"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907737280762483212"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8677048700625389311"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590027060557572172"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5924485682888573569"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2777158106236422740" text:style-name="L16">
        <text:list-item>
          <text:p text:style-name="P30">Implement deploy mage button DONE</text:p>
        </text:list-item>
      </text:list>
      <text:p text:style-name="P1">Implement Ranger Class</text:p>
      <text:list xml:id="list7677025107862352032"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316195377859157596"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362080949347240961" text:style-name="L19">
        <text:list-item>
          <text:p text:style-name="P33">single target damage effect </text:p>
        </text:list-item>
        <text:list-item>
          <text:p text:style-name="P33">aoe damage effect DONE</text:p>
        </text:list-item>
      </text:list>
      <text:p text:style-name="P1">Fix knockdown/standup on defenders DONE</text:p>
      <text:list xml:id="list5125985489160520202"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8077374234350218954"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875393301991882720"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270753971777359318"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651309402454354056"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2140458456655663979"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725286129016246169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4972648419607440673"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919832537870378987"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2116118537327696054" text:style-name="L29">
        <text:list-item>
          <text:p text:style-name="P43">Clean up UI</text:p>
          <text:list>
            <text:list-item>
              <text:p text:style-name="P43">Replace all text components with tmpro</text:p>
            </text:list-item>
          </text:list>
        </text:list-item>
      </text:list>
      <text:list xml:id="list2404680225738387421"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5816296007292283511"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673343590223795116"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772114315826393235" text:style-name="L33">
        <text:list-item>
          <text:p text:style-name="P47">Fix level load/tile issues DONE</text:p>
          <text:list>
            <text:list-item>
              <text:p text:style-name="P47">defenders and enemies shouldn't be placed on occupied tiles</text:p>
            </text:list-item>
          </text:list>
        </text:list-item>
      </text:list>
      <text:list xml:id="list7106391965718454564"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296858395560552667"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9008348928009309641"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3955761088089563491"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2836149401710599580"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5858029405323504950"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06669484159356065"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2023057113514205706"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8812546" text:continue-list="list406669484159356065"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6811411125118438328"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3613695552249705232"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4381955173023146433"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4268726416980880812"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4089020286150918755"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3314405090749717472"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7566409978007693434"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4962097137511639667"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991554872441762034"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4089988899085934606"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7467767830553413123"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537738233547239035"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4815021122441714614"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16">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1278049366835169675"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6649365484245438993"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5346396734327329380"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2431289656666052862"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8805449" text:continue-list="list6649365484245438993"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1126267066521841870"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5493716179524051355"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6517242327582006010"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4882156502831548866"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1133619108586209441"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4084351143676938265"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4966596050725014785"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698520755138657497"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8792470658220789993"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8864871845857248840"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7015816089446072849"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1369001823769725715"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3465707205607924381"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286297201132161334"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103646252863684137"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6912003284178514114"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7213535435334618906" text:style-name="L75">
        <text:list-item>
          <text:p text:style-name="P81">create a visuals/tiles/background surronding the tiles DONE</text:p>
          <text:list>
            <text:list-item>
              <text:p text:style-name="P81">could use water tiles to make a BG. DONE</text:p>
            </text:list-item>
          </text:list>
        </text:list-item>
      </text:list>
      <text:list xml:id="list5650054523552039937"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2763154277342998376"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5018275820927282934"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5132887855754353039"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1095899284838362697"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6869164622105497479"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4327553207383249042" text:style-name="L82">
        <text:list-item>
          <text:p text:style-name="P87">Refactor UI canvas scripts (world map, roster, etc) DONE</text:p>
          <text:list>
            <text:list-item>
              <text:p text:style-name="P87">create visual parent objects for the static classes DONE</text:p>
            </text:list-item>
          </text:list>
        </text:list-item>
      </text:list>
      <text:list xml:id="list7399076458264919552" text:style-name="L83">
        <text:list-item>
          <text:p text:style-name="P88">Refactor and update enemy scripts/abilities DONE</text:p>
          <text:p text:style-name="P88"/>
        </text:list-item>
      </text:list>
      <text:p text:style-name="P6">Sprint 32: New traits and passives (completed 15/9/19)</text:p>
      <text:list xml:id="list9129107834089596137"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774345102126732367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6203041012536808005"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7295639114543901704"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3347234434943428553"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1269656913547193500"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5854030606661031213" text:style-name="L90">
        <text:list-item>
          <text:p text:style-name="P95">New Scripts</text:p>
        </text:list-item>
      </text:list>
      <text:list xml:id="list1954981841636368623"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137030131756912857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3862279040994049641"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4119014506324966115" text:style-name="L94">
        <text:list-item>
          <text:p text:style-name="P99">Camoflage</text:p>
        </text:list-item>
      </text:list>
      <text:list xml:id="list6240515423814379368"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7056550109068603549"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5160421213616860666" text:style-name="L97">
        <text:list-item>
          <text:p text:style-name="P102"><text:s/>See notes in design notes document</text:p>
        </text:list-item>
      </text:list>
      <text:p text:style-name="P6">Sprint 39: Rework Necromancer enemy (completed 28/10/19)</text:p>
      <text:list xml:id="list2150010255197210843"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3412855632665557088"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8795113" text:continue-list="list5650054523552039937"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8809244"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6909305561156688123" text:style-name="L100">
        <text:list-item>
          <text:p text:style-name="P106">review scripts from sci fi game</text:p>
        </text:list-item>
      </text:list>
      <text:p text:style-name="P6">Sprint 43: Reward Screen updates + UI view updates (completed 31/10/19)</text:p>
      <text:list xml:id="list497484631746170333"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8668481777465296854"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8809194" text:continue-list="list38809244"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4236720442927415479"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1397501383308761602"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4972124419936802551" text:style-name="L105">
        <text:list-item>
          <text:p text:style-name="P111">Update script/ai logic DONE</text:p>
        </text:list-item>
        <text:list-item>
          <text:p text:style-name="P111">Play test/balance/debug DONE</text:p>
        </text:list-item>
      </text:list>
      <text:list xml:id="list6824266793496778563"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612425248182244484"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1665199361617282987"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6290494881865406296"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7835959597425750163"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7267249316538916155"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5526984400918991131"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8789445" text:continue-list="list1397501383308761602" text:style-name="L104">
        <text:list-item>
          <text:p text:style-name="P110"><text:soft-page-break/>Rework abilities DONE</text:p>
        </text:list-item>
      </text:list>
      <text:list xml:id="list7994029507027166538"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1310644411036509978"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3130198825265856806"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451247818731932443"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6905851545001359464"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8800054"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598060967115174387"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7975619418784637336"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836871764626490997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260353328046628827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1885115176863814408"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969345365049037813"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9199167803164024949"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6690268992700241809"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7506674988283264650"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239054867778914759" text:style-name="L127">
        <text:list-item>
          <text:p text:style-name="P133">Skeleton Warrior</text:p>
          <text:list>
            <text:list-item>
              <text:p text:style-name="P133">update code logic for guard ability DONE</text:p>
            </text:list-item>
          </text:list>
        </text:list-item>
      </text:list>
      <text:list xml:id="list6306613034566129854"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3633172774692996600"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951090974323278242"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100262409628027692"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14844401206605231"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002805312132823552"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422136329426147201" text:style-name="L134">
        <text:list-item>
          <text:p text:style-name="P140">when character is killed, their activation isnt instantly destroyed, instead it fades out gradually, or plays some nice visual effect (e.g. burning up) DONE</text:p>
        </text:list-item>
      </text:list>
      <text:list xml:id="list38796934" text:continue-list="list2002805312132823552"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321176433367554979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751984916399056257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9208209191120382452" text:style-name="L137">
        <text:list-item>
          <text:p text:style-name="P143">Movement</text:p>
        </text:list-item>
      </text:list>
      <text:list xml:id="list6024533654032459644" text:style-name="L138">
        <text:list-item>
          <text:p text:style-name="P144">free strike event occurs BEFORE character moves away DONE</text:p>
        </text:list-item>
      </text:list>
      <text:p text:style-name="P2">UI</text:p>
      <text:list xml:id="list1592334489091894184" text:style-name="L139">
        <text:list-item>
          <text:p text:style-name="P145">Status icon panel fades in and out DONE</text:p>
        </text:list-item>
      </text:list>
      <text:list xml:id="list468061474653940453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8327918659611086782" text:style-name="L141">
        <text:list-item>
          <text:p text:style-name="P147">text logic also edits ability info panel text fields (just for the starting defender abilities) DONE</text:p>
        </text:list-item>
      </text:list>
      <text:p text:style-name="P2">Play Test</text:p>
      <text:list xml:id="list2664236013881394338" text:style-name="L142">
        <text:list-item>
          <text:p text:style-name="P148">Play the game and hunt/squash bugs</text:p>
        </text:list-item>
      </text:list>
      <text:p text:style-name="P2">Controls</text:p>
      <text:list xml:id="list4322706992069664155"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58042068269896079" text:style-name="L144">
        <text:list-header>
          <text:p text:style-name="P150"/>
        </text:list-header>
      </text:list>
      <text:p text:style-name="P6">Sprint 66: More Mystery Encounters</text:p>
      <text:list xml:id="list8423294078524907822" text:style-name="L145">
        <text:list-item>
          <text:p text:style-name="P151">Add 4 more mystery encounters to the game</text:p>
        </text:list-item>
      </text:list>
      <text:list xml:id="list38793501" text:continue-list="list1885115176863814408"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2520350674114450645"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8172874191699688567"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6971702764269280308"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3614809984631732115"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7765152530833013693"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4048167207257765446"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3238466748157675345"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9221616646607559012"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419176633855972126"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7086747539848728996"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2763899603887721530" text:style-name="L156">
        <text:list-item>
          <text:p text:style-name="P254">Enemy ability/passive updates</text:p>
          <text:list>
            <text:list-item>
              <text:p text:style-name="P254">Necromancer </text:p>
            </text:list-item>
          </text:list>
        </text:list-item>
      </text:list>
      <text:list xml:id="list3495004935420753281" text:style-name="L157">
        <text:list-item>
          <text:p text:style-name="P255">Warrior</text:p>
        </text:list-item>
      </text:list>
      <text:p text:style-name="P13"/>
      <text:p text:style-name="P11">Sprint 72: General game changes / experimentation (completed 26/12/19)</text:p>
      <text:list xml:id="list5521190733642063384"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3626333740595590429"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8361180199572427832"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7554439954878241040" text:style-name="L161">
        <text:list-item>
          <text:p text:style-name="P259">Remove artifacts system for now DONE</text:p>
        </text:list-item>
      </text:list>
      <text:list xml:id="list4417987466900979043"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8670811008277571524"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1577287907158901246"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6267477948551834709"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5331603644448987963"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5031849842631537350"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8124337656313444282" text:style-name="L168">
        <text:list-item>
          <text:p text:style-name="P266">Play test map/tile changes and debug DONE</text:p>
        </text:list-item>
      </text:list>
      <text:p text:style-name="P13"/>
      <text:p text:style-name="P11">Sprint 74: Redesign and Brainstorming (completed 8/1/2020)</text:p>
      <text:list xml:id="list6162347540018200239"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670883185227548958"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88397193656974225"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7768935312046890760"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8369033708811536652"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6387993545541825534"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4907989036411109713"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3200338629657358444"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8407372836925330534"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717278915957198736"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688215551287254139"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7041080523430711134"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6818169847848989010" text:style-name="L181">
        <text:list-item>
          <text:p text:style-name="P164">Cyromancy</text:p>
        </text:list-item>
      </text:list>
      <text:list xml:id="list38802665" text:continue-list="list7041080523430711134"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8806058241076976761"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3645710375867508339"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1004576454558143800"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911899295452521039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311722701186573378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1427755549804276009"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8815444"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3034026114476298541"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856477098725191777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659471676648440783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9086938433581013844"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9003803425416555601"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1498341334438845433"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5503139380420531077"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6200179246767241469"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8141240751775681546"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7749314651747248658"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535964928946105052"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7038495250249473411"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1431482300308433031"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4673449029498797424" text:style-name="L201">
        <text:list-item>
          <text:p text:style-name="P272">Components</text:p>
          <text:list>
            <text:list-item>
              <text:p text:style-name="P272">image</text:p>
            </text:list-item>
            <text:list-item>
              <text:p text:style-name="P272">button</text:p>
            </text:list-item>
          </text:list>
        </text:list-item>
      </text:list>
      <text:list xml:id="list6898721904814812092"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512796376597658751"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8097915020884771507"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8021015689917287182" text:style-name="L205">
        <text:list-item>
          <text:p text:style-name="P276">talentPointsText (TMP)</text:p>
        </text:list-item>
        <text:list-item>
          <text:p text:style-name="P276">talentPoints (int)</text:p>
        </text:list-item>
      </text:list>
      <text:list xml:id="list4788685181419245225"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8505672168043160502" text:style-name="L207">
        <text:list-item>
          <text:p text:style-name="P278">the plus button for each class will have the characterData method IncreaseSkillPoint(string className) imbedded into the button component</text:p>
        </text:list-item>
      </text:list>
      <text:list xml:id="list4625185828214381748"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7167114803876453617"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8818434392577952584"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229335168577641799"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4657318277384141760"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1445073992083928400"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1211925704721002961"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7666902017956884178"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2440394253748427754"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2580072291076706142"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4902848865793577412"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5298300212949033028"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8395447707486875852"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6208328736180086885"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751758008155023209"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51173610275633804"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6155063258512445686"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937985049345148942"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2591461949978918550" text:style-name="L226">
        <text:list-item>
          <text:p text:style-name="P297">Rebuild all skellys in UCM</text:p>
        </text:list-item>
      </text:list>
      <text:list xml:id="list9026530695018573352"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3355813314108686661"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3281703992028247613"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5974229792441760592"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3601260788076241819"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1824984662054020943"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6061840825325370872"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6766525196017980342"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3215439950230617063"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3357736251282067462"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8685474001020528562"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6367055650170935385"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4420489571684806765"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2">Sprint Order</text:p>
      <text:p text:style-name="P13"/>
      <text:p text:style-name="P13"/>
      <text:p text:style-name="P13">Sprint ??: Enemy Info Panels</text:p>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Sprint ??: Shop encounter updates</text:p>
      <text:p text:style-name="P13">Sprint ??: Main menu Rework / Build your team screen (PERMANENT SOLUTION SOLUTION)</text:p>
      <text:p text:style-name="P13">Sprint ??: Polish content from post MVP sprints / <text:s/>Overhaul visuals again / bug fixing</text:p>
      <text:p text:style-name="P13">Sprint ??: More spell / ability VFXs</text:p>
      <text:p text:style-name="P13">Sprint ??: Update UCM animations (shoot bow anim, use skill anim, etc)</text:p>
      <text:p text:style-name="P13">Sprint ??: UCM / Item view updates (items change model appearance)</text:p>
      <text:p text:style-name="P13"><text:soft-page-break/>Sprint ??: Fix all bugs related to entities being killed / damaged</text:p>
      <text:p text:style-name="P13"/>
      <text:p text:style-name="P13">Sprint ??: Character preset builder screen / features</text:p>
      <text:p text:style-name="P13">Sprint ??: Clean up Sprints</text:p>
      <text:list xml:id="list8837759955568875793" text:style-name="L240">
        <text:list-item>
          <text:p text:style-name="P311">Clean up scripts</text:p>
        </text:list-item>
        <text:list-item>
          <text:p text:style-name="P311">Clean up project / folders / delete unused prefabs + images + files etc</text:p>
        </text:list-item>
        <text:list-item>
          <text:p text:style-name="P311">Clean up scenes / hierachy objects</text:p>
        </text:list-item>
      </text:list>
      <text:p text:style-name="P13"/>
      <text:p text:style-name="P11">Views and Visuals to update (general over view)</text:p>
      <text:list xml:id="list5462493704313058796" text:style-name="L241">
        <text:list-item>
          <text:p text:style-name="P312">Main menu screen</text:p>
        </text:list-item>
        <text:list-item>
          <text:p text:style-name="P312">Team builder screen</text:p>
        </text:list-item>
        <text:list-item>
          <text:p text:style-name="P312">World Map</text:p>
        </text:list-item>
        <text:list-item>
          <text:p text:style-name="P312">Character Panel</text:p>
          <text:list>
            <text:list-item>
              <text:p text:style-name="P312">Front Page</text:p>
            </text:list-item>
            <text:list-item>
              <text:p text:style-name="P312">Talents Page</text:p>
            </text:list-item>
          </text:list>
        </text:list-item>
      </text:list>
      <text:list xml:id="list5644896213111981701" text:style-name="L242">
        <text:list-item>
          <text:p text:style-name="P313">Camp site screen</text:p>
        </text:list-item>
        <text:list-item>
          <text:p text:style-name="P313">Shop screen</text:p>
        </text:list-item>
        <text:list-item>
          <text:p text:style-name="P313">Game Level</text:p>
          <text:list>
            <text:list-item>
              <text:p text:style-name="P313">Level BG</text:p>
            </text:list-item>
            <text:list-item>
              <text:p text:style-name="P313">Tiles</text:p>
            </text:list-item>
          </text:list>
        </text:list-item>
      </text:list>
      <text:list xml:id="list4677374368744817205" text:style-name="L243">
        <text:list-item>
          <text:p text:style-name="P314">Enemy Info panels</text:p>
        </text:list-item>
        <text:list-item>
          <text:p text:style-name="P314">Top Panel</text:p>
        </text:list-item>
        <text:list-item>
          <text:p text:style-name="P314">States View</text:p>
        </text:list-item>
        <text:list-item>
          <text:p text:style-name="P314">Defender ability bar view</text:p>
        </text:list-item>
        <text:list-item>
          <text:p text:style-name="P314">All new ability + passive icons</text:p>
        </text:list-item>
        <text:list-item>
          <text:p text:style-name="P314">Ability Info Panel</text:p>
        </text:list-item>
      </text:list>
      <text:p text:style-name="P13"/>
      <text:p text:style-name="P13"/>
      <text:list xml:id="list5487942958337994685" text:style-name="L244">
        <text:list-item>
          <text:list>
            <text:list-item>
              <text:list>
                <text:list-header>
                  <text:p text:style-name="P315"/>
                </text:list-header>
              </text:list>
            </text:list-item>
          </text:list>
        </text:list-item>
      </text:list>
      <text:p text:style-name="P13"><text:soft-page-break/></text:p>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text:soft-page-break/></text:p>
      <text:p text:style-name="P5">Sprint ??: Consumables</text:p>
      <text:list xml:id="list1498025788763729002" text:style-name="L245">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7783233378855042293" text:style-name="L246">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4140787622326565086" text:style-name="L247">
        <text:list-item>
          <text:p text:style-name="P228">Redesign game plot and back story</text:p>
          <text:list>
            <text:list-item>
              <text:p text:style-name="P228">What is the mission? The problem? Who is/are the villains?</text:p>
            </text:list-item>
          </text:list>
        </text:list-item>
      </text:list>
      <text:list xml:id="list5280902827202554020" text:style-name="L248">
        <text:list-item>
          <text:p text:style-name="P229">Redesign defenders and abilities</text:p>
          <text:list>
            <text:list-item>
              <text:p text:style-name="P229">choose starting 4 gods and abilities</text:p>
            </text:list-item>
          </text:list>
        </text:list-item>
      </text:list>
      <text:list xml:id="list7950407961891289357" text:style-name="L249">
        <text:list-item>
          <text:p text:style-name="P230">redesign enemies and abilities</text:p>
          <text:list>
            <text:list-item>
              <text:p text:style-name="P230"><text:soft-page-break/>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302331049266774392" text:style-name="L250">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4966350723814982734" text:style-name="L251">
        <text:list-item>
          <text:p text:style-name="P181">Implement more items</text:p>
        </text:list-item>
        <text:list-item>
          <text:p text:style-name="P181">implement item rarity + drop chance </text:p>
        </text:list-item>
      </text:list>
      <text:p text:style-name="P2">Enemies</text:p>
      <text:list xml:id="list3252257811024083836" text:style-name="L252">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
      <text:p text:style-name="P4">Remaining systems (7/22/19)</text:p>
      <text:list xml:id="list7116782843871528741" text:style-name="L253">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text:soft-page-break/>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995005061889052018" text:style-name="L254">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2588273105841237321" text:style-name="L255">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4318752068845916069" text:style-name="L256">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16857029857464932" text:style-name="L257">
        <text:list-item>
          <text:p text:style-name="P235">the same mystery event cant appear more then once during a run</text:p>
          <text:p text:style-name="P235"/>
        </text:list-item>
      </text:list>
      <text:p text:style-name="P1"/>
      <text:list xml:id="list4882047720228964514" text:style-name="L258">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text:soft-page-break/></text:p>
                </text:list-item>
              </text:list>
            </text:list-item>
          </text:list>
        </text:list-item>
      </text:list>
      <text:list xml:id="list4324316552737892603" text:style-name="L259">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2853592141590668433" text:style-name="L260">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text:soft-page-break/>map generation is too random. Make a better system DONE</text:p>
        </text:list-item>
      </text:list>
      <text:p text:style-name="P4">To do before alpha test</text:p>
      <text:p text:style-name="P4"/>
      <text:list xml:id="list5020876862557227819" text:style-name="L261">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4228239927950770462" text:style-name="L262">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8791827" text:continue-list="list5286297201132161334"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text:soft-page-break/>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4701591569243986794" text:style-name="L263">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4381497954259651950" text:style-name="L264">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4643762967880982535" text:style-name="L265">
        <text:list-item>
          <text:p text:style-name="P188">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38789291" text:continue-list="list6912003284178514114"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5780728810759004106" text:style-name="L266">
        <text:list-item>
          <text:p text:style-name="P189">create a visuals/tiles/background surronding the tiles</text:p>
          <text:list>
            <text:list-item>
              <text:p text:style-name="P189">could use water tiles to make a BG.</text:p>
            </text:list-item>
          </text:list>
        </text:list-item>
      </text:list>
      <text:list xml:id="list7983382077702594294" text:style-name="L267">
        <text:list-item>
          <text:p text:style-name="P190">possibly need to implement cinemachine camera system, and rewatch the tutorial from 2d course</text:p>
        </text:list-item>
      </text:list>
      <text:p text:style-name="P2">Characters</text:p>
      <text:list xml:id="list7381636496062073031" text:style-name="L268">
        <text:list-item>
          <text:p text:style-name="P191">Design/Implement two more playable classes</text:p>
        </text:list-item>
      </text:list>
      <text:p text:style-name="P2"><text:soft-page-break/>Events</text:p>
      <text:list xml:id="list2448882221472720409" text:style-name="L269">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8794164" text:continue-list="list5780728810759004106" text:style-name="L266">
        <text:list-header>
          <text:p text:style-name="P189"/>
          <text:p text:style-name="P189"/>
          <text:p text:style-name="P189">Andrei play test notes</text:p>
        </text:list-header>
      </text:list>
      <text:list xml:id="list6676305235938366846" text:style-name="L270">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9059866142155117518" text:style-name="L271">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5260157108338737509" text:style-name="L272">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2115094196613103059" text:style-name="L273">
        <text:list-item>
          <text:p text:style-name="P196">Instead of Artifacts, players can receive blessings and curses known as 'States'</text:p>
        </text:list-item>
        <text:list-item>
          <text:p text:style-name="P196">States apply a party wide effect that lasts for specified time (permanent, expires in 3 encounters, <text:soft-page-break/>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8974778386609494051" text:style-name="L274">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115506550104085014" text:style-name="L275">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text:soft-page-break/>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7488386604177389937" text:style-name="L276">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8527283088961993022" text:style-name="L277">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
      <text:p text:style-name="P2">Final Artifacts List</text:p>
      <text:list xml:id="list3756885643974918077" text:style-name="L278">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text:soft-page-break/>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38785385" text:continue-numbering="true" text:style-name="L278">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text:soft-page-break/>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2064528384253714488" text:style-name="L279">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New Scripts</text:p>
      <text:list xml:id="list9009729684631232006" text:style-name="L280">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text:soft-page-break/>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6175736440568424804" text:style-name="L281">
        <text:list-item>
          <text:p text:style-name="P204">StoryEventScreen</text:p>
        </text:list-item>
        <text:list-item>
          <text:p text:style-name="P204">StoryEventButton</text:p>
        </text:list-item>
      </text:list>
      <text:p text:style-name="P2">Basic UI ideas</text:p>
      <text:list xml:id="list709868267191112642" text:style-name="L282">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6244836027494542929" text:style-name="L283">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text:soft-page-break/>Mega To Do List</text:p>
      <text:list xml:id="list850530165765391777" text:style-name="L284">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text:soft-page-break/></text:p>
      <text:p text:style-name="P2"/>
      <text:p text:style-name="P2"/>
      <text:p text:style-name="P2">Spint ??: Rework Character Data and Panel Views, New Inventory View</text:p>
      <text:list xml:id="list7687712291552528666" text:style-name="L285">
        <text:list-item>
          <text:p text:style-name="P242">Design Notes / Sprint Overview</text:p>
        </text:list-item>
      </text:list>
      <text:list xml:id="list3938704853237922036" text:style-name="L286">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6488138794888237679" text:style-name="L287">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6380692962643994356" text:style-name="L288">
        <text:list-item>
          <text:p text:style-name="P243"><text:soft-page-break/>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6585391326665566814" text:style-name="L289">
        <text:list-item>
          <text:p text:style-name="P211">Create new talent button prefabs</text:p>
        </text:list-item>
        <text:list-item>
          <text:p text:style-name="P211">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321004026842824160" text:style-name="L290">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14371386429623919" text:style-name="L291">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text:soft-page-break/>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7120240202974770527" text:style-name="L292">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Melee ability process</text:p>
      <text:list xml:id="list1389205251800787932" text:style-name="L293">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8T18:58:36.19</dc:date>
    <dc:creator>will black</dc:creator>
    <meta:editing-duration>P38DT4H19M14S</meta:editing-duration>
    <meta:editing-cycles>1036</meta:editing-cycles>
    <meta:generator>OpenOffice/4.1.6$Win32 OpenOffice.org_project/416m1$Build-9790</meta:generator>
    <meta:document-statistic meta:table-count="0" meta:image-count="0" meta:object-count="0" meta:page-count="85" meta:paragraph-count="2210" meta:word-count="16654" meta:character-count="94434"/>
  </office:meta>
</office:document-meta>
</file>